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58220" draw:textarea-horizontal-align="justify" draw:textarea-vertical-align="middle" draw:auto-grow-height="false" fo:min-height="2.29cm" fo:min-width="3.945cm"/>
    </style:style>
    <style:style style:name="gr2" style:family="graphic" style:parent-style-name="objectwithoutfill">
      <style:graphic-properties draw:stroke="dash" draw:stroke-dash="Dashed_20__28_var_29_" svg:stroke-width="0.106cm" svg:stroke-color="#00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stroke="dash" draw:stroke-dash="Dashed_20__28_var_29_"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draw:marker-start-width="0.359cm" draw:marker-end="Diamond_20_unfilled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draw:stroke="solid" draw:stroke-dash="Dashed_20__28_var_29_" svg:stroke-width="0.106cm" draw:marker-start-width="0.359cm" draw:marker-end="Diamond_20_unfilled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f58220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445cm" svg:height="2.54cm" svg:x="20.955cm" svg:y="0.635cm">
          <text:p text:style-name="P1">Renderable</text:p>
          <text:p text:style-name="P1">(Interface)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.445cm" svg:height="2.54cm" svg:x="20.955cm" svg:y="6.35cm">
          <text:p text:style-name="P1">Entity</text:p>
          <text:p text:style-name="P1">(Interface)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445cm" svg:height="2.54cm" svg:x="16.51cm" svg:y="12.065cm">
          <text:p text:style-name="P1">Controllable</text:p>
          <text:p text:style-name="P1">(Interface)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445cm" svg:height="2.54cm" svg:x="25.4cm" svg:y="12.065cm">
          <text:p text:style-name="P1">Collidable</text:p>
          <text:p text:style-name="P1">(Interface)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3.177cm" svg:y1="6.35cm" svg:x2="23.177cm" svg:y2="3.175cm" draw:start-shape="id1" draw:start-glue-point="0" draw:end-shape="id2" svg:d="M23177 6350v-3175" svg:viewBox="0 0 1 3176">
          <text:p/>
        </draw:connector>
        <draw:connector draw:style-name="gr2" draw:text-style-name="P3" draw:layer="layout" svg:x1="20.955cm" svg:y1="13.335cm" svg:x2="23.177cm" svg:y2="8.89cm" draw:start-shape="id3" draw:start-glue-point="1" draw:end-shape="id1" draw:end-glue-point="2" svg:d="M20955 13335h2222v-4445" svg:viewBox="0 0 2223 4446">
          <text:p/>
        </draw:connector>
        <draw:connector draw:style-name="gr2" draw:text-style-name="P3" draw:layer="layout" svg:x1="25.4cm" svg:y1="13.335cm" svg:x2="23.177cm" svg:y2="8.89cm" draw:start-shape="id4" draw:start-glue-point="3" draw:end-shape="id1" svg:d="M25400 13335h-2223v-4445" svg:viewBox="0 0 2224 4446">
          <text:p/>
        </draw:connector>
        <draw:custom-shape draw:style-name="gr1" draw:text-style-name="P2" xml:id="id5" draw:id="id5" draw:layer="layout" svg:width="4.445cm" svg:height="2.54cm" svg:x="14.605cm" svg:y="0.635cm">
          <text:p text:style-name="P1">Decoration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9.05cm" svg:y1="1.905cm" svg:x2="20.955cm" svg:y2="1.905cm" draw:start-shape="id5" draw:start-glue-point="1" draw:end-shape="id2" draw:end-glue-point="3" svg:d="M19050 1905h1905" svg:viewBox="0 0 1906 1">
          <text:p/>
        </draw:connector>
        <draw:custom-shape draw:style-name="gr1" draw:text-style-name="P2" xml:id="id6" draw:id="id6" draw:layer="layout" svg:width="4.445cm" svg:height="2.54cm" svg:x="20.955cm" svg:y="17.145cm">
          <text:p text:style-name="P1">Player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20.955cm" svg:y1="18.415cm" svg:x2="18.732cm" svg:y2="14.605cm" draw:start-shape="id6" draw:start-glue-point="3" draw:end-shape="id3" svg:d="M20955 18415h-2223v-3810" svg:viewBox="0 0 2224 3811">
          <text:p/>
        </draw:connector>
        <draw:connector draw:style-name="gr4" draw:text-style-name="P3" draw:layer="layout" svg:x1="25.4cm" svg:y1="18.415cm" svg:x2="27.622cm" svg:y2="14.605cm" draw:start-shape="id6" draw:start-glue-point="1" draw:end-shape="id4" svg:d="M25400 18415h2222v-3810" svg:viewBox="0 0 2223 3811">
          <text:p/>
        </draw:connector>
        <draw:custom-shape draw:style-name="gr1" draw:text-style-name="P2" xml:id="id7" draw:id="id7" draw:layer="layout" svg:width="4.445cm" svg:height="2.54cm" svg:x="25.4cm" svg:y="20.32cm">
          <text:p text:style-name="P1">Tile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4.445cm" svg:height="2.54cm" svg:x="30.48cm" svg:y="17.145cm">
          <text:p text:style-name="P1">Ball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27.622cm" svg:y1="20.32cm" svg:x2="27.622cm" svg:y2="14.605cm" draw:start-shape="id7" draw:start-glue-point="0" draw:end-shape="id4" svg:d="M27622 20320v-5715" svg:viewBox="0 0 1 5716">
          <text:p/>
        </draw:connector>
        <draw:connector draw:style-name="gr4" draw:text-style-name="P3" draw:layer="layout" svg:x1="30.48cm" svg:y1="18.415cm" svg:x2="27.622cm" svg:y2="14.605cm" draw:start-shape="id8" draw:start-glue-point="3" draw:end-shape="id4" svg:d="M30480 18415h-2858v-3810" svg:viewBox="0 0 2859 3811">
          <text:p/>
        </draw:connector>
        <draw:custom-shape draw:style-name="gr1" draw:text-style-name="P2" xml:id="id9" draw:id="id9" draw:layer="layout" svg:width="4.445cm" svg:height="2.54cm" svg:x="25.4cm" svg:y="24.765cm">
          <text:p text:style-name="P1">Circle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27.622cm" svg:y1="24.765cm" svg:x2="27.622cm" svg:y2="22.86cm" draw:start-shape="id9" draw:start-glue-point="0" draw:end-shape="id7" svg:d="M27622 24765v-1905" svg:viewBox="0 0 1 1906">
          <text:p/>
        </draw:connector>
        <draw:connector draw:style-name="gr5" draw:text-style-name="P3" draw:layer="layout" svg:x1="25.4cm" svg:y1="26.035cm" svg:x2="23.177cm" svg:y2="19.685cm" draw:start-shape="id9" draw:start-glue-point="3" draw:end-shape="id6" svg:d="M25400 26035h-2223v-6350" svg:viewBox="0 0 2224 6351">
          <text:p/>
        </draw:connector>
        <draw:connector draw:style-name="gr5" draw:text-style-name="P3" draw:layer="layout" svg:x1="29.845cm" svg:y1="26.035cm" svg:x2="32.702cm" svg:y2="19.685cm" draw:start-shape="id9" draw:start-glue-point="1" draw:end-shape="id8" svg:d="M29845 26035h2857v-6350" svg:viewBox="0 0 2858 6351">
          <text:p/>
        </draw:connector>
        <draw:custom-shape draw:style-name="gr1" draw:text-style-name="P2" xml:id="id10" draw:id="id10" draw:layer="layout" svg:width="4.445cm" svg:height="2.54cm" svg:x="36.83cm" svg:y="17.145cm">
          <text:p text:style-name="P1">Vector2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36.83cm" svg:y1="18.415cm" svg:x2="34.925cm" svg:y2="18.415cm" draw:start-shape="id10" draw:start-glue-point="3" draw:end-shape="id8" draw:end-glue-point="1" svg:d="M36830 18415h-1905" svg:viewBox="0 0 1906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0.8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4:44:10.281000000</meta:creation-date>
    <dc:date>2018-03-17T16:58:05.445764328</dc:date>
    <meta:editing-duration>PT24M39S</meta:editing-duration>
    <meta:editing-cycles>7</meta:editing-cycles>
    <meta:generator>LibreOffice/5.1.6.2$Linux_X86_64 LibreOffice_project/10m0$Build-2</meta:generator>
    <meta:document-statistic meta:object-count="22"/>
  </office:meta>
</office:document-meta>
</file>